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ab3f"/>
    </style:style>
    <style:style style:name="P2" style:family="paragraph" style:parent-style-name="Standard">
      <style:text-properties officeooo:rsid="0019ab3f" officeooo:paragraph-rsid="0019ab3f"/>
    </style:style>
    <style:style style:name="P3" style:family="paragraph" style:parent-style-name="Standard">
      <style:text-properties officeooo:rsid="0019ab3f" officeooo:paragraph-rsid="001ac096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officeooo:rsid="0019ab3f"/>
    </style:style>
    <style:style style:name="T3" style:family="text">
      <style:text-properties officeooo:rsid="001ac096"/>
    </style:style>
    <style:style style:name="T4" style:family="text">
      <style:text-properties officeooo:rsid="001ba3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iculum vitae van <text:span text:style-name="T3">K</text:span><text:span text:style-name="T2">evin</text:span> van <text:span text:style-name="T3">G</text:span><text:span text:style-name="T2">emin</text:span></text:p>
      <text:p text:style-name="P1"/>
      <text:p text:style-name="P1"><text:span text:style-name="T1">Persoonsgegevens </text:span></text:p>
      <text:p text:style-name="P1">Naam <text:s text:c="27"/><text:span text:style-name="T3">K</text:span><text:span text:style-name="T2">evin</text:span> van <text:span text:style-name="T3">G</text:span><text:span text:style-name="T2">emin</text:span></text:p>
      <text:p text:style-name="P1">Woonplaats <text:s text:c="17"/><text:span text:style-name="T4">Amersfoort</text:span></text:p>
      <text:p text:style-name="P1">Geboortedatum <text:s text:c="11"/><text:span text:style-name="T3">31 mei 2008</text:span></text:p>
      <text:p text:style-name="P1">Geboorteplaats <text:s text:c="18"/><text:span text:style-name="T2">Amersfoort</text:span></text:p>
      <text:p text:style-name="P1">E-mailadres <text:s text:c="12"/><text:a xlink:type="simple" xlink:href="mailto:D.vanrooten@gmail.com" text:style-name="Internet_20_link" text:visited-style-name="Visited_20_Internet_20_Link"><text:span text:style-name="Internet_20_link"><text:span text:style-name="T2">k</text:span></text:span></text:a><text:span text:style-name="Internet_20_link"><text:span text:style-name="T2">evingemin31@gmail.com</text:span></text:span></text:p>
      <text:p text:style-name="P1">Burgerlijke staat <text:s text:c="14"/>ongehuwd</text:p>
      <text:p text:style-name="P1"/>
      <text:p text:style-name="P1"><text:span text:style-name="T1">Opleiding</text:span></text:p>
      <text:p text:style-name="P1">2024-Heden <text:s/><text:span text:style-name="T4">Software</text:span> <text:span text:style-name="T4">Developer.</text:span></text:p>
      <text:p text:style-name="P2">2020-2024 Dienstverlening en product</text:p>
      <text:p text:style-name="P1"/>
      <text:p text:style-name="P1"><text:span text:style-name="T1">Werkervaring </text:span></text:p>
      <text:p text:style-name="P1"><text:span text:style-name="T2">werk </text:span>20<text:span text:style-name="T2">24: Albert Hein.</text:span></text:p>
      <text:p text:style-name="P1">Taken: <text:span text:style-name="T2">vakkenvullen en schoonmaken.</text:span></text:p>
      <text:p text:style-name="P1"/>
      <text:p text:style-name="P3">Schoolstage 202<text:span text:style-name="T3">3</text:span>: <text:span text:style-name="T3">bij Carglass schoonmaken en sterretjes soms maken</text:span>.</text:p>
      <text:p text:style-name="P1"/>
      <text:p text:style-name="P2">Schoolstage 2022: op een school schoonmaken.</text:p>
      <text:p text:style-name="P1"/>
      <text:p text:style-name="P1"/>
      <text:p text:style-name="P1"><text:span text:style-name="T1">Taalvaardigheid</text:span></text:p>
      <text:p text:style-name="P1">Nederlands Uitstekend </text:p>
      <text:p text:style-name="P1">Engels Basis</text:p>
      <text:p text:style-name="P1"/>
      <text:p text:style-name="P1"><text:span text:style-name="T1">Hobby’s</text:span></text:p>
      <text:p text:style-name="P1"><text:span text:style-name="T3">Scouting</text:span>, Gam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10:05:53.675472496</meta:creation-date>
    <dc:date>2024-10-17T10:58:06.315599082</dc:date>
    <meta:editing-duration>PT7M16S</meta:editing-duration>
    <meta:editing-cycles>1</meta:editing-cycles>
    <meta:document-statistic meta:table-count="0" meta:image-count="0" meta:object-count="0" meta:page-count="1" meta:paragraph-count="21" meta:word-count="64" meta:character-count="634" meta:non-whitespace-character-count="488"/>
    <meta:generator>LibreOffice/7.3.7.2$Linux_X86_64 LibreOffice_project/30$Build-2</meta:generator>
  </office:meta>
</office:document-meta>
</file>